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rsid="0007d113" officeooo:paragraph-rsid="0007d1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k at tve, preverb ‘oxo’ and perhaps amend, same for oǩo</text:p>
      <text:p text:style-name="Normal"/>
      <text:p text:style-name="Normal"/>
      <text:p text:style-name="Normal">Dataloader: gyo_verbs, no_verbs </text:p>
      <text:p text:style-name="Normal"/>
      <text:p text:style-name="Normal"/>
      <text:p text:style-name="Normal">Check individual modules for verbs that end have a “v” sound at the end (şvi, tkvi, naşǩvi), check for “tkums”</text:p>
      <text:p text:style-name="Normal"/>
      <text:p text:style-name="P2">verbs that are only available in the applicative (i.e. gexvamu) should be added to <text:span text:style-name="T1">app.py</text:span><text:span text:style-name="T2">; search for:</text:span></text:p>
      <text:p text:style-name="P2"><text:span text:style-name="T2"><text:tab/># Special check for "gexvamu" or "cexvamu"; add any verb that requires an applicative/causative to this bloc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dc:description/>
    <dc:subject/>
    <meta:initial-creator>Adam Dale</meta:initial-creator>
    <meta:creation-date>2024-12-18T22:06:00Z</meta:creation-date>
    <dc:date>2025-06-04T08:22:07.369000000</dc:date>
    <meta:editing-cycles>6</meta:editing-cycles>
    <meta:editing-duration>PT16M53S</meta:editing-duration>
    <meta:document-statistic meta:table-count="0" meta:image-count="0" meta:object-count="0" meta:page-count="1" meta:paragraph-count="5" meta:word-count="68" meta:character-count="412" meta:non-whitespace-character-count="347"/>
    <meta:template xlink:type="simple" xlink:actuate="onRequest" xlink:title="" xlink:href="Normal.dotm"/>
  </office:meta>
</office:document-meta>
</file>